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itle</text:title></text:p>
      <text:p text:style-name="OrgTitle"/>
      <text:p text:style-name="OrgSubtitle"><text:initial-creator>John Stevenson</text:initial-creator></text:p>
      <text:p text:style-name="OrgSubtitle"/>
      <text:h text:style-name="Heading_20_1_unnumbered" text:outline-level="1" text:is-list-header="true">
<text:bookmark-start text:name="OrgXref.org4224426"/>
<text:bookmark text:name="org4224426"/>Slide with background image
<text:bookmark-end text:name="OrgXref.org4224426"/></text:h>
      <text:p text:style-name="Text_20_body"><text:a xlink:type="simple" xlink:href="http://www.google.co.uk">hyperlink-text</text:a>
</text:p>
      <text:list text:style-name="OrgBulletedList" text:continue-numbering="false">
        <text:list-item>
          <text:p text:style-name="Text_20_body">bulletpoint
</text:p>
        </text:list-item>
        <text:list-item>
          <text:p text:style-name="Text_20_body">dont go crazy
</text:p>
        </text:list-item>
      </text:list>
      <text:h text:style-name="Heading_20_2_unnumbered" text:outline-level="2" text:is-list-header="true">
<text:bookmark-start text:name="OrgXref.org556690f"/>
<text:bookmark text:name="org556690f"/>Sub-slide - srolls vertically from slide above
<text:bookmark-end text:name="OrgXref.org556690f"/></text:h>
      <text:p text:style-name="Text_20_body">Some source code using hightlits.js 
</text:p>
      <text:p text:style-name="OrgFixedWidthBlockLastLine">(def clojure-devs "love brackets")</text:p>
      <text:h text:style-name="Heading_20_1_unnumbered" text:outline-level="1" text:is-list-header="true">
<text:bookmark-start text:name="OrgXref.org81bd83a"/>
<text:bookmark text:name="org81bd83a"/>Slide with code
<text:bookmark-end text:name="OrgXref.org81bd83a"/></text:h>
      <text:p text:style-name="OrgSrcBlock">cherries<text:s/><text:span text:style-name="OrgSrcFontLockConstantFace">&lt;-</text:span><text:s/>sum(windows<text:s/>==<text:s/><text:span text:style-name="OrgSrcFontLockStringFace">"C"</text:span>)</text:p>
      <text:p text:style-name="OrgSrcBlock">diamonds<text:s/><text:span text:style-name="OrgSrcFontLockConstantFace">&lt;-</text:span><text:s/>sum(windows<text:s/>==<text:s/><text:span text:style-name="OrgSrcFontLockStringFace">"DD"</text:span>)</text:p>
      <text:p text:style-name="OrgSrcBlock">c(0,<text:s/>2,<text:s/>5)[cherries<text:s/>+<text:s/>1]<text:s/>*</text:p>
      <text:p text:style-name="OrgSrcBlock"><text:s/><text:s/>c(1,<text:s/>2,<text:s/>4)[diamonds<text:s/>+<text:s/>1]</text:p>
      <text:p text:style-name="OrgSrcBlock"/>
      <text:p text:style-name="OrgSrcBlock">payoffs<text:s/><text:span text:style-name="OrgSrcFontLockConstantFace">&lt;-</text:span><text:s/>c(<text:span text:style-name="OrgSrcFontLockStringFace">"DD"</text:span><text:s/>=<text:s/>800,<text:s/><text:span text:style-name="OrgSrcFontLockStringFace">"7"</text:span><text:s/>=<text:s/>80,<text:s/><text:span text:style-name="OrgSrcFontLockStringFace">"BBB"</text:span><text:s/>=<text:s/>40,<text:s/><text:span text:style-name="OrgSrcFontLockStringFace">"BB"</text:span><text:s/>=<text:s/>25,<text:s/><text:span text:style-name="OrgSrcFontLockStringFace">"B"</text:span><text:s/>=<text:s/>10,<text:s/><text:span text:style-name="OrgSrcFontLockStringFace">"C"</text:span><text:s/>=<text:s/>10,<text:s/><text:span text:style-name="OrgSrcFontLockStringFace">"0"</text:span><text:s/>=<text:s/>0)</text:p>
      <text:p text:style-name="OrgSrcBlock">same<text:s/><text:span text:style-name="OrgSrcFontLockConstantFace">&lt;-</text:span><text:s/>length(unique(windows))<text:s/>==<text:s/>1</text:p>
      <text:p text:style-name="OrgSrcBlock">allbars<text:s/><text:span text:style-name="OrgSrcFontLockConstantFace">&lt;-</text:span><text:s/>all(windows<text:s/><text:span text:style-name="OrgSrcEss%op%Face">%in%</text:span><text:s/>c(<text:span text:style-name="OrgSrcFontLockStringFace">"B"</text:span>,<text:s/><text:span text:style-name="OrgSrcFontLockStringFace">"BB"</text:span>,<text:s/><text:span text:style-name="OrgSrcFontLockStringFace">"BBB"</text:span>))</text:p>
      <text:p text:style-name="OrgSrcBlock"><text:span text:style-name="OrgSrcFontLockKeywordFace">if</text:span><text:s/>(same)<text:s/>{</text:p>
      <text:p text:style-name="OrgSrcBlock"><text:s/><text:s/><text:s/><text:s/>prize<text:s/><text:span text:style-name="OrgSrcFontLockConstantFace">&lt;-</text:span><text:s/>payoffs[windows[1]]</text:p>
      <text:p text:style-name="OrgSrcBlock">}<text:s/><text:span text:style-name="OrgSrcFontLockKeywordFace">else</text:span><text:s/><text:span text:style-name="OrgSrcFontLockKeywordFace">if</text:span><text:s/>(allbars)<text:s/>{</text:p>
      <text:p text:style-name="OrgSrcBlock"><text:s/><text:s/><text:s/><text:s/>prize<text:s/><text:span text:style-name="OrgSrcFontLockConstantFace">&lt;-</text:span><text:s/>5</text:p>
      <text:p text:style-name="OrgSrcBlock">}<text:s/><text:span text:style-name="OrgSrcFontLockKeywordFace">else</text:span><text:s/>{</text:p>
      <text:p text:style-name="OrgSrcBlock"><text:s/><text:s/><text:s/><text:s/>cherries<text:s/><text:span text:style-name="OrgSrcFontLockConstantFace">&lt;-</text:span><text:s/>sum(windows<text:s/>==<text:s/><text:span text:style-name="OrgSrcFontLockStringFace">"C"</text:span>)</text:p>
      <text:p text:style-name="OrgSrcBlock"><text:s/><text:s/><text:s/><text:s/>diamonds<text:s/><text:span text:style-name="OrgSrcFontLockConstantFace">&lt;-</text:span><text:s/>sum(windows<text:s/>==<text:s/><text:span text:style-name="OrgSrcFontLockStringFace">"DD"</text:span>)</text:p>
      <text:p text:style-name="OrgSrcBlock"><text:s/><text:s/><text:s/><text:s/>prize<text:s/><text:span text:style-name="OrgSrcFontLockConstantFace">&lt;-</text:span><text:s/>c(0,<text:s/>2,<text:s/>5)[cherries<text:s/>+<text:s/>1]<text:s/>*<text:s/>c(1,<text:s/>2,<text:s/>4)[diamonds<text:s/>+<text:s/>1]</text:p>
      <text:p text:style-name="OrgSrcBlockLastLine">}</text:p>
      <text:h text:style-name="Heading_20_1_unnumbered" text:outline-level="1" text:is-list-header="true">
<text:bookmark-start text:name="OrgXref.orgc5ce8e8"/>
<text:bookmark text:name="orgc5ce8e8"/>Slide with Colour - overriding the theme
<text:bookmark-end text:name="OrgXref.orgc5ce8e8"/></text:h>
      <text:p text:style-name="Text_20_body">I love red.
</text:p>
      <text:p text:style-name="Text_20_body">Hightliht text as a fragment of the slide 
</text:p>
      <text:h text:style-name="Heading_20_2_unnumbered" text:outline-level="2" text:is-list-header="true">
<text:bookmark-start text:name="OrgXref.org97643a7"/>
<text:bookmark text:name="org97643a7"/>Fragments in Reveal.js
<text:bookmark-end text:name="OrgXref.org97643a7"/></text:h>
      <text:p text:style-name="Text_20_body">Press the "Down" key on the page or the down arrow to trigger fragments
</text:p>
      <text:list text:style-name="OrgBulletedList" text:continue-numbering="false">
        <text:list-item>
          <text:p text:style-name="Text_20_body">Create
</text:p>
        </text:list-item>
        <text:list-item>
          <text:p text:style-name="Text_20_body">Fragment
</text:p>
        </text:list-item>
        <text:list-item>
          <text:p text:style-name="Text_20_body">At Ease
</text:p>
        </text:list-item>
      </text:list>
      <text:h text:style-name="Heading_20_2_unnumbered" text:outline-level="2" text:is-list-header="true">
<text:bookmark-start text:name="OrgXref.org983612f"/>
<text:bookmark text:name="org983612f"/>Fragment captions
<text:bookmark-end text:name="OrgXref.org983612f"/></text:h>
      <text:p text:style-name="Listing">
<text:bookmark text:name="nil"/>Listing <text:sequence text:ref-name="nil" text:name="Listing" text:formula="ooow:Listing+1" style:num-format="1">1</text:sequence>: The Org text source.</text:p>
      <text:p text:style-name="OrgSrcBlock"><text:span text:style-name="OrgSrcOrgMetaLine">#+ATTR_REVEAL:<text:s/>:frag</text:span></text:p>
      <text:p text:style-name="OrgSrcBlock"><text:s/><text:s/><text:s/>*<text:s/>Create</text:p>
      <text:p text:style-name="OrgSrcBlock"><text:s/><text:s/><text:s/>*<text:s/>Fragment</text:p>
      <text:p text:style-name="OrgSrcBlockLastLine"><text:s/><text:s/><text:s/>*<text:s/>At<text:s/>Ease</text:p>
      <text:h text:style-name="Heading_20_2_unnumbered" text:outline-level="2" text:is-list-header="true">
<text:bookmark-start text:name="OrgXref.org646e9fa"/>
<text:bookmark text:name="org646e9fa"/>Reveal.js Can Alert
<text:bookmark-end text:name="OrgXref.org646e9fa"/></text:h>
      <text:p text:style-name="Text_20_body">Change slide style to wake up the sleepy audience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OrgMetaLine" style:family="text">
      <style:text-properties fo:color="#969896"/>
    </style:style>
    <style:style style:name="OrgSrcFontLockKeywordFace" style:family="text">
      <style:text-properties fo:color="#b9ca4a"/>
    </style:style>
    <style:style style:name="OrgSrcEss%op%Face" style:family="text">
      <style:text-properties fo:color="#7aa6da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eaeaea"/>
    </style:style>
    <style:style style:name="OrgSrcFontLockStringFace" style:family="text">
      <style:text-properties fo:color="#70c0b1"/>
    </style:style>
    <style:style style:name="OrgSrcFontLockConstantFace" style:family="text">
      <style:text-properties fo:color="#7aa6da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Stevenson</dc:creator>
    <meta:initial-creator>John Stevenson</meta:initial-creator>
    <dc:date>2017-03-29T17:32:54</dc:date>
    <meta:creation-date>2017-03-29T17:32:54</meta:creation-date>
    <meta:generator>Emacs 25.1.1 (Org mode 9.0.4)</meta:generator>
    <meta:keyword/>
    <dc:subject/>
    <dc:title>Title</dc:title>
  </office:meta>
</office:document-meta>
</file>